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42CB4233E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font-weight="bold" style:font-weight-asian="bold" style:font-weight-complex="bold"/>
    </style:style>
    <style:style style:name="P5" style:family="paragraph" style:parent-style-name="Text_20_body">
      <style:paragraph-properties fo:margin-top="0pt" fo:margin-bottom="11.99pt"/>
    </style:style>
    <style:style style:name="P6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Liberation Sans" fo:font-size="16pt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style:font-size-asian="12.25pt" style:font-size-complex="14pt"/>
    </style:style>
    <style:style style:name="P11" style:family="paragraph" style:parent-style-name="Standard" style:master-page-name="Standard">
      <style:paragraph-properties fo:text-align="start" style:justify-single-word="false" style:page-number="1" fo:break-before="page"/>
      <style:text-properties style:font-name="Liberation Sans" fo:font-size="14pt" style:font-size-asian="12.25pt" style:font-size-complex="14pt"/>
    </style:style>
    <style:style style:name="P12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fo:margin-left="0pt" fo:margin-right="0pt" style:vertical-pos="top" style:vertical-rel="baseline" fo:padding-left="7.26pt" fo:padding-right="7.26pt" fo:padding-top="3.66pt" fo:padding-bottom="3.66pt" fo:border="none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zitet u Beogradu</text:p>
      <text:p text:style-name="P2">Fakultet organizacionih nauka</text:p>
      <text:p text:style-name="P2">Laboratorija za elektronsko poslovanj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AZVOJ IGARA KORIŠĆENJEM TEHNOLOGIJA HTML5, CSS3 I JAVASCRIPT</text:p>
      <text:p text:style-name="P2"/>
      <text:p text:style-name="P2">Seminarski rad iz Elektronskog poslovanj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Nastavnik: Doc. dr Zorica Bogdanović</text:p>
      <text:p text:style-name="P8"/>
      <text:p text:style-name="P9">Saradnik: Konstantin Simić</text:p>
      <text:p text:style-name="P9"/>
      <text:p text:style-name="P9">Student: Miloš Stojanović 223/11</text:p>
      <text:p text:style-name="P9"/>
      <text:p text:style-name="P9"/>
      <text:p text:style-name="P9"/>
      <text:p text:style-name="P9"/>
      <text:p text:style-name="P10">Beograd, 2013.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" text:outline-level="1"><text:span text:style-name="T1">1. UVOD</text:span></text:h>
      <text:p text:style-name="Text_20_body"><text:span text:style-name="T3"/></text:p>
      <text:p text:style-name="Text_20_body"><text:span text:style-name="T2"/></text:p>
      <text:p text:style-name="Text_20_body"><text:span text:style-name="T2"/></text:p>
      <text:p text:style-name="P5"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19.71pt" style:type="center"/>
          <style:tab-stop style:position="439.4pt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19.71pt" style:type="center"/>
          <style:tab-stop style:position="439.4pt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24.01pt" fo:margin-right="11.99pt" fo:margin-top="24.01pt" fo:margin-bottom="11.99pt" fo:text-indent="-21.6pt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style style:name="MT1" style:family="text">
      <style:text-properties fo:font-size="10pt" style:font-size-asian="8.75pt" style:font-size-complex="10pt"/>
    </style:style>
    <style:style style:name="Mfr1" style:family="graphic" style:parent-style-name="Graphics">
      <style:graphic-properties fo:margin-left="0pt" fo:margin-right="0pt" style:vertical-pos="top" style:vertical-rel="baseline" fo:padding-left="7.26pt" fo:padding-right="7.26pt" fo:padding-top="3.66pt" fo:padding-bottom="3.66pt" fo:border="none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3pt" fo:page-height="841.89pt" style:num-format="1" style:print-orientation="portrait" fo:margin-top="70.84pt" fo:margin-bottom="70.84pt" fo:margin-left="85.04pt" fo:margin-right="70.84pt" style:shadow="none" fo:background-color="transparent" style:writing-mode="lr-tb" style:footnote-max-height="0pt">
        <style:background-image/>
        <style:columns fo:column-count="1" fo:column-gap="0pt"/>
        <style:footnote-sep style:width="0.51pt" style:line-style="solid" style:adjustment="left" style:rel-width="25%" style:color="#000000"/>
      </style:page-layout-properties>
      <style:header-style>
        <style:header-footer-properties svg:height="49.61pt" fo:margin-left="0pt" fo:margin-right="0pt" fo:margin-bottom="14.14pt" style:dynamic-spacing="false"/>
      </style:header-style>
      <style:footer-style>
        <style:header-footer-properties svg:height="46.8pt" fo:margin-left="0pt" fo:margin-right="0pt" fo:margin-top="11.3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="56.69pt" fo:margin-top="56.69pt" fo:margin-bottom="56.69pt" fo:margin-left="56.69pt" fo:margin-right="56.69pt" style:writing-mode="lr-tb" style:footnote-max-height="0pt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95.3pt" fo:page-height="841.89pt" style:num-format="1" style:print-orientation="portrait" fo:margin="56.69p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Seminarski rad iz predmeta Elektronsko poslovanje <text:s text:c="58"/></text:span><text:span text:style-name="MT1"><draw:frame draw:style-name="Mfr1" draw:name="graphics1" text:anchor-type="as-char" svg:width="75.34pt" svg:height="27.61pt" draw:z-index="1"><draw:image xlink:href="Pictures/10000000000000B400000042CB4233E4.jpg" xlink:type="simple" xlink:show="embed" xlink:actuate="onLoad"/></draw:frame></text:span></text:p>
      </style:header>
      <style:footer>
        <text:p text:style-name="Footer"/>
        <text:p text:style-name="MP2"><text:sender-company text:fixed="false"/><text:page-number style:num-format="1" text:select-page="current" text:page-adjust="1">3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3:33:39</meta:creation-date>
    <dc:date>2014-01-28T16:55:54</dc:date>
    <meta:editing-duration>PT2H33M5S</meta:editing-duration>
    <meta:editing-cycles>9</meta:editing-cycles>
    <meta:generator>LibreOffice/3.5$Linux_X86_64 LibreOffice_project/350m1$Build-2</meta:generator>
    <meta:document-statistic meta:table-count="0" meta:image-count="1" meta:object-count="0" meta:page-count="4" meta:paragraph-count="12" meta:word-count="46" meta:character-count="419" meta:non-whitespace-character-count="322"/>
  </office:meta>
</office:document-meta>
</file>